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opacity="50%" draw:textarea-horizontal-align="center" draw:textarea-vertical-align="bottom" draw:auto-grow-height="false" draw:shadow-opacity="50%"/>
    </style:style>
    <style:style style:name="gr2" style:family="graphic" style:parent-style-name="standard">
      <style:graphic-properties draw:fill="solid" draw:fill-color="#e6e6ff" draw:opacity="50%" draw:textarea-horizontal-align="left" draw:textarea-vertical-align="bottom" draw:auto-grow-height="false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6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 fo:font-style="normal" style:font-size-asian="18pt" style:font-style-asian="italic" style:font-weight-asian="normal" style:font-size-complex="18pt" style:font-style-complex="italic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2.9cm" svg:height="4cm" svg:x="2.4cm" svg:y="7.5cm">
          <text:p text:style-name="P1"><text:span text:style-name="T1">maven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4cm" svg:height="1.2cm" svg:x="2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4cm" svg:height="1.2cm" svg:x="2.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4.255cm" svg:height="0.808cm" svg:x="2.7cm" svg:y="4.9cm">
          <text:p text:style-name="P1"><text:span text:style-name="T2">plugin-tools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6cm" svg:height="0.808cm" svg:x="14cm" svg:y="3.5cm">
          <text:p text:style-name="P1"><text:span text:style-name="T2">plugin-tools-genera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5.165cm" svg:height="0.81cm" svg:x="7.635cm" svg:y="1.2cm">
          <text:p text:style-name="P1"><text:span text:style-name="T2">maven-plugin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cm" svg:height="0.81cm" svg:x="17.5cm" svg:y="4.4cm">
          <text:p text:style-name="P1"><text:span text:style-name="T2">Dox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4.1cm" svg:height="0.809cm" svg:x="2.7cm" svg:y="9.101cm">
          <text:p text:style-name="P1"><text:span text:style-name="T2">plugin-tools-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4.5cm" svg:height="0.808cm" svg:x="2.5cm" svg:y="10.502cm">
          <text:p text:style-name="P1"><text:span text:style-name="T2">plugin-tools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4.324cm" svg:height="0.81cm" svg:x="2cm" svg:y="3.49cm">
          <text:p text:style-name="P1"><text:span text:style-name="T2">plugin-tools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.217cm" svg:y1="2.01cm" svg:x2="4.162cm" svg:y2="3.49cm" draw:start-shape="id1" draw:start-glue-point="2" draw:end-shape="id2" draw:end-glue-point="0" svg:d="M10217 2010l-6055 1480" svg:viewBox="0 0 6056 1481">
          <text:p/>
        </draw:connector>
        <draw:connector draw:style-name="gr5" draw:text-style-name="P4" draw:layer="layout" draw:type="line" svg:x1="10.217cm" svg:y1="2.01cm" svg:x2="17cm" svg:y2="3.5cm" draw:start-shape="id1" draw:start-glue-point="2" draw:end-shape="id3" draw:end-glue-point="0" svg:d="M10217 2010l6783 1490" svg:viewBox="0 0 6784 1491">
          <text:p/>
        </draw:connector>
        <draw:custom-shape draw:style-name="gr4" draw:text-style-name="P2" xml:id="id10" draw:id="id10" draw:layer="layout" svg:width="4.6cm" svg:height="0.809cm" svg:x="9.7cm" svg:y="11.691cm">
          <text:p text:style-name="P1"><text:span text:style-name="T2">maven-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16cm" svg:height="0.809cm" svg:x="13.9cm" svg:y="4.9cm">
          <text:p text:style-name="P1"><text:span text:style-name="T2">qd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5.8cm" svg:height="0.808cm" svg:x="2.7cm" svg:y="7.685cm">
          <text:p text:style-name="P1"><text:span text:style-name="T2">plugin-tools-beansh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4.75cm" svg:y1="9.91cm" svg:x2="4.75cm" svg:y2="10.502cm" draw:start-shape="id4" draw:start-glue-point="2" draw:end-shape="id5" draw:end-glue-point="0" svg:d="M4750 9910v592" svg:viewBox="0 0 1 593">
          <text:p/>
        </draw:connector>
        <draw:custom-shape draw:style-name="gr3" draw:text-style-name="P2" xml:id="id7" draw:id="id7" draw:layer="layout" svg:width="5.8cm" svg:height="0.81cm" svg:x="2.7cm" svg:y="6.301cm">
          <text:p text:style-name="P1"><text:span text:style-name="T2">plugin-tools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099cm" svg:height="0.808cm" svg:x="8.401cm" svg:y="4.9cm">
          <text:p text:style-name="P1"><text:span text:style-name="T2">plugin-tools-java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4" draw:id="id14" draw:layer="layout" svg:width="4.5cm" svg:height="0.81cm" svg:x="9cm" svg:y="6.301cm">
          <text:p text:style-name="P1"><text:span text:style-name="T2">plugin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-0.199cm" svg:x1="2.7cm" svg:y1="5.304cm" svg:x2="2cm" svg:y2="3.895cm" draw:start-shape="id6" draw:start-glue-point="3" draw:end-shape="id2" svg:d="M2700 5304h-1400v-1409h700" svg:viewBox="0 0 1401 1410">
          <text:p/>
        </draw:connector>
        <draw:connector draw:style-name="gr6" draw:text-style-name="P5" draw:layer="layout" draw:line-skew="-0.8cm" svg:x1="2.7cm" svg:y1="6.706cm" svg:x2="2.001cm" svg:y2="3.896cm" draw:start-shape="id7" draw:start-glue-point="3" svg:d="M2700 6706h-1400v-2810h701" svg:viewBox="0 0 1401 2811">
          <text:p/>
        </draw:connector>
        <draw:connector draw:style-name="gr6" draw:text-style-name="P5" draw:layer="layout" draw:line-skew="-0.8cm" svg:x1="2.7cm" svg:y1="8.089cm" svg:x2="2.001cm" svg:y2="3.896cm" draw:start-shape="id8" draw:start-glue-point="3" svg:d="M2700 8089h-1400v-4193h701" svg:viewBox="0 0 1401 4194">
          <text:p/>
        </draw:connector>
        <draw:connector draw:style-name="gr6" draw:text-style-name="P5" draw:layer="layout" draw:line-skew="-0.8cm" svg:x1="2.7cm" svg:y1="9.505cm" svg:x2="2.001cm" svg:y2="3.896cm" draw:start-shape="id4" draw:start-glue-point="3" svg:d="M2700 9505h-1400v-5609h701" svg:viewBox="0 0 1401 5610">
          <text:p/>
        </draw:connector>
        <draw:custom-shape draw:style-name="gr4" draw:text-style-name="P2" draw:layer="layout" svg:width="1.716cm" svg:height="0.809cm" svg:x="13.9cm" svg:y="6.3cm">
          <text:p text:style-name="P1"><text:span text:style-name="T2">a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5.8cm" svg:height="0.808cm" svg:x="9.2cm" svg:y="7.692cm">
          <text:p text:style-name="P1"><text:span text:style-name="T2">maven-script-beansh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2.95cm" svg:y1="9.909cm" svg:x2="12cm" svg:y2="11.691cm" draw:start-shape="id9" draw:start-glue-point="2" draw:end-shape="id10" draw:end-glue-point="0" svg:d="M12950 9909l-950 1782" svg:viewBox="0 0 951 1783">
          <text:p/>
        </draw:connector>
        <draw:custom-shape draw:style-name="gr4" draw:text-style-name="P2" xml:id="id12" draw:id="id12" draw:layer="layout" svg:width="2.816cm" svg:height="0.809cm" svg:x="16.084cm" svg:y="7.691cm">
          <text:p text:style-name="P1"><text:span text:style-name="T2">Beansh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1.716cm" svg:height="0.809cm" svg:x="16.084cm" svg:y="9.091cm">
          <text:p text:style-name="P1"><text:span text:style-name="T2">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5cm" svg:y1="8.096cm" svg:x2="16.084cm" svg:y2="8.095cm" draw:start-shape="id11" draw:start-glue-point="1" draw:end-shape="id12" draw:end-glue-point="3" svg:d="M15000 8096l1084-1" svg:viewBox="0 0 1085 2">
          <text:p/>
        </draw:connector>
        <draw:connector draw:style-name="gr5" draw:text-style-name="P4" draw:layer="layout" draw:type="line" svg:x1="15cm" svg:y1="9.504cm" svg:x2="16.084cm" svg:y2="9.495cm" draw:start-shape="id9" draw:start-glue-point="1" draw:end-shape="id13" draw:end-glue-point="3" svg:d="M15000 9504l1084-9" svg:viewBox="0 0 1085 10">
          <text:p/>
        </draw:connector>
        <draw:connector draw:style-name="gr5" draw:text-style-name="P4" draw:layer="layout" draw:type="line" svg:x1="12.1cm" svg:y1="8.5cm" svg:x2="12cm" svg:y2="11.691cm" draw:start-shape="id11" draw:end-shape="id10" draw:end-glue-point="0" svg:d="M12100 8500l-100 3191" svg:viewBox="0 0 101 3192">
          <text:p/>
        </draw:connector>
        <draw:custom-shape draw:style-name="gr3" draw:text-style-name="P2" xml:id="id9" draw:id="id9" draw:layer="layout" svg:width="4.1cm" svg:height="0.809cm" svg:x="10.9cm" svg:y="9.1cm">
          <text:p text:style-name="P1"><text:span text:style-name="T2">maven-script-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5cm" svg:y1="6.706cm" svg:x2="9cm" svg:y2="6.706cm" draw:start-shape="id7" draw:start-glue-point="1" draw:end-shape="id14" draw:end-glue-point="3" svg:d="M8500 6706h500" svg:viewBox="0 0 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08-12-20T23:12:09</meta:creation-date>
    <dc:date>2015-01-01T19:02:06.552799293</dc:date>
    <meta:editing-cycles>51</meta:editing-cycles>
    <meta:editing-duration>PT10H46M4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